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1" officeooo:rsid="0010e098" officeooo:paragraph-rsid="0010e098"/>
    </style:style>
    <style:style style:name="P2" style:family="paragraph" style:parent-style-name="Text_20_body">
      <style:text-properties style:font-name="Arial1" officeooo:rsid="00131621" officeooo:paragraph-rsid="00131621"/>
    </style:style>
    <style:style style:name="T1" style:family="text">
      <style:text-properties officeooo:rsid="0012d4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und die richtigen embeddings.</text:p>
      <text:p text:style-name="P2">Also sollte ich zunächst weitere spalten hinzufügen, wo die verschiedenen Augmentierungen vorkommen.</text:p>
      <text:p text:style-name="P2">Und dann erst ganz am Ende aus jeder Spalte in Kombi mit dem label einen Datenpunkt generier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2-19T14:46:49.476000000</dc:date>
    <meta:editing-duration>PT10M32S</meta:editing-duration>
    <meta:editing-cycles>4</meta:editing-cycles>
    <meta:generator>LibreOffice/7.0.3.1$Windows_X86_64 LibreOffice_project/d7547858d014d4cf69878db179d326fc3483e082</meta:generator>
    <meta:document-statistic meta:table-count="0" meta:image-count="0" meta:object-count="0" meta:page-count="1" meta:paragraph-count="5" meta:word-count="108" meta:character-count="674" meta:non-whitespace-character-count="571"/>
  </office:meta>
</office:document-meta>
</file>